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ee7e5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ee7e5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d4ea6b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d4ea6b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d4ea6b" fo:border-left="none" fo:border-right="none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none" fo:background-color="#dee7e5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d4ea6b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dee7e5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dee7e5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dee7e5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dee7e5" fo:border-left="none" fo:border-right="0.06pt solid #000000" fo:border-top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liente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Cliente1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10/24</text:p>
          </table:table-cell>
          <table:table-cell table:style-name="ce39" office:value-type="string" calcext:value-type="string">
            <text:p>2001:db8:2021:1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2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20/24</text:p>
          </table:table-cell>
          <table:table-cell table:style-name="ce39" office:value-type="string" calcext:value-type="string">
            <text:p>2001:db8:2021:1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3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30/24</text:p>
          </table:table-cell>
          <table:table-cell table:style-name="ce39" office:value-type="string" calcext:value-type="string">
            <text:p>2001:db8:2021:10::3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oteadores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R1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0.100/24</text:p>
          </table:table-cell>
          <table:table-cell table:style-name="ce41" office:value-type="string" calcext:value-type="string">
            <text:p>2001:db8:2021:10::100/64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50.10/24</text:p>
          </table:table-cell>
          <table:table-cell table:style-name="ce41" office:value-type="string" calcext:value-type="string">
            <text:p>2001:db8:2021:5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2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50.20/24</text:p>
          </table:table-cell>
          <table:table-cell table:style-name="ce41" office:value-type="string" calcext:value-type="string">
            <text:p>2001:db8:2021:50::2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1</text:p>
          </table:table-cell>
          <table:table-cell table:style-name="ce34" office:value-type="string" calcext:value-type="string">
            <text:p>10.10.100.100/24</text:p>
          </table:table-cell>
          <table:table-cell table:style-name="ce42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ervidores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web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5" office:value-type="string" calcext:value-type="string">
            <text:p>10.10.100.10/24</text:p>
          </table:table-cell>
          <table:table-cell table:style-name="ce45" office:value-type="string" calcext:value-type="string">
            <text:p>2001:db8:2021:100::1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3" office:value-type="string" calcext:value-type="string">
            <text:p>ftp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20/24</text:p>
          </table:table-cell>
          <table:table-cell table:style-name="ce45" office:value-type="string" calcext:value-type="string">
            <text:p>2001:db8:2021:10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ssh</text:p>
          </table:table-cell>
          <table:table-cell table:style-name="ce30"/>
          <table:table-cell table:style-name="ce37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30/24</text:p>
          </table:table-cell>
          <table:table-cell table:style-name="ce45" office:value-type="string" calcext:value-type="string">
            <text:p>2001:db8:2021:100::30/64</text:p>
          </table:table-cell>
          <table:table-cell table:number-columns-repeated="1020"/>
        </table:table-row>
        <table:table-row table:style-name="ro3" table:number-rows-repeated="4">
          <table:table-cell table:style-name="Default"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20:59:11.735516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1:04:51.146970335</meta:creation-date>
    <dc:date>2021-06-11T20:59:57.066439089</dc:date>
    <meta:editing-duration>PT19M55S</meta:editing-duration>
    <meta:editing-cycles>11</meta:editing-cycles>
    <meta:generator>LibreOffice/6.4.7.2$Linux_X86_64 LibreOffice_project/40$Build-2</meta:generator>
    <meta:document-statistic meta:table-count="1" meta:cell-count="41" meta:object-count="0"/>
  </office:meta>
</office:document-meta>
</file>